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e_a4_wave" table:style-name="ta1">
        <table:shapes>
          <draw:frame draw:z-index="0" draw:style-name="gr1" draw:text-style-name="P1" svg:width="358.85mm" svg:height="209.05mm" svg:x="36.88mm" svg:y="1.06mm">
            <draw:object draw:notify-on-update-of-ranges="note_a4_wave.A1:note_a4_wave.A1 note_a4_wave.A2:note_a4_wave.A102 note_a4_wave.B1:note_a4_wave.B1 note_a4_wave.B2:note_a4_wave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3" calcext:value-type="float">
            <text:p>0.00002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0.000045" calcext:value-type="float">
            <text:p>0.00004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0.000068" calcext:value-type="float">
            <text:p>0.000068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0.000091" calcext:value-type="float">
            <text:p>0.000091</text:p>
          </table:table-cell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0.000113" calcext:value-type="float">
            <text:p>0.000113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0.000136" calcext:value-type="float">
            <text:p>0.000136</text:p>
          </table:table-cell>
          <table:table-cell office:value-type="float" office:value="12036" calcext:value-type="float">
            <text:p>12036</text:p>
          </table:table-cell>
        </table:table-row>
        <table:table-row table:style-name="ro1">
          <table:table-cell office:value-type="float" office:value="0.000159" calcext:value-type="float">
            <text:p>0.000159</text:p>
          </table:table-cell>
          <table:table-cell office:value-type="float" office:value="13921" calcext:value-type="float">
            <text:p>13921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15752" calcext:value-type="float">
            <text:p>15752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17521" calcext:value-type="float">
            <text:p>17521</text:p>
          </table:table-cell>
        </table:table-row>
        <table:table-row table:style-name="ro1">
          <table:table-cell office:value-type="float" office:value="0.000227" calcext:value-type="float">
            <text:p>0.000227</text:p>
          </table:table-cell>
          <table:table-cell office:value-type="float" office:value="19222" calcext:value-type="float">
            <text:p>19222</text:p>
          </table:table-cell>
        </table:table-row>
        <table:table-row table:style-name="ro1">
          <table:table-cell office:value-type="float" office:value="0.000249" calcext:value-type="float">
            <text:p>0.000249</text:p>
          </table:table-cell>
          <table:table-cell office:value-type="float" office:value="20846" calcext:value-type="float">
            <text:p>20846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22389" calcext:value-type="float">
            <text:p>22389</text:p>
          </table:table-cell>
        </table:table-row>
        <table:table-row table:style-name="ro1">
          <table:table-cell office:value-type="float" office:value="0.000295" calcext:value-type="float">
            <text:p>0.000295</text:p>
          </table:table-cell>
          <table:table-cell office:value-type="float" office:value="23844" calcext:value-type="float">
            <text:p>23844</text:p>
          </table:table-cell>
        </table:table-row>
        <table:table-row table:style-name="ro1">
          <table:table-cell office:value-type="float" office:value="0.000317" calcext:value-type="float">
            <text:p>0.000317</text:p>
          </table:table-cell>
          <table:table-cell office:value-type="float" office:value="25205" calcext:value-type="float">
            <text:p>25205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26467" calcext:value-type="float">
            <text:p>26467</text:p>
          </table:table-cell>
        </table:table-row>
        <table:table-row table:style-name="ro1">
          <table:table-cell office:value-type="float" office:value="0.000363" calcext:value-type="float">
            <text:p>0.000363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1">
          <table:table-cell office:value-type="float" office:value="0.000385" calcext:value-type="float">
            <text:p>0.000385</text:p>
          </table:table-cell>
          <table:table-cell office:value-type="float" office:value="28675" calcext:value-type="float">
            <text:p>28675</text:p>
          </table:table-cell>
        </table:table-row>
        <table:table-row table:style-name="ro1">
          <table:table-cell office:value-type="float" office:value="0.000408" calcext:value-type="float">
            <text:p>0.000408</text:p>
          </table:table-cell>
          <table:table-cell office:value-type="float" office:value="29612" calcext:value-type="float">
            <text:p>29612</text:p>
          </table:table-cell>
        </table:table-row>
        <table:table-row table:style-name="ro1">
          <table:table-cell office:value-type="float" office:value="0.000431" calcext:value-type="float">
            <text:p>0.000431</text:p>
          </table:table-cell>
          <table:table-cell office:value-type="float" office:value="30433" calcext:value-type="float">
            <text:p>30433</text:p>
          </table:table-cell>
        </table:table-row>
        <table:table-row table:style-name="ro1">
          <table:table-cell office:value-type="float" office:value="0.000454" calcext:value-type="float">
            <text:p>0.000454</text:p>
          </table:table-cell>
          <table:table-cell office:value-type="float" office:value="31134" calcext:value-type="float">
            <text:p>31134</text:p>
          </table:table-cell>
        </table:table-row>
        <table:table-row table:style-name="ro1">
          <table:table-cell office:value-type="float" office:value="0.000476" calcext:value-type="float">
            <text:p>0.000476</text:p>
          </table:table-cell>
          <table:table-cell office:value-type="float" office:value="31713" calcext:value-type="float">
            <text:p>31713</text:p>
          </table:table-cell>
        </table:table-row>
        <table:table-row table:style-name="ro1">
          <table:table-cell office:value-type="float" office:value="0.000499" calcext:value-type="float">
            <text:p>0.000499</text:p>
          </table:table-cell>
          <table:table-cell office:value-type="float" office:value="32167" calcext:value-type="float">
            <text:p>32167</text:p>
          </table:table-cell>
        </table:table-row>
        <table:table-row table:style-name="ro1">
          <table:table-cell office:value-type="float" office:value="0.000522" calcext:value-type="float">
            <text:p>0.000522</text:p>
          </table:table-cell>
          <table:table-cell office:value-type="float" office:value="32494" calcext:value-type="float">
            <text:p>32494</text:p>
          </table:table-cell>
        </table:table-row>
        <table:table-row table:style-name="ro1">
          <table:table-cell office:value-type="float" office:value="0.000544" calcext:value-type="float">
            <text:p>0.000544</text:p>
          </table:table-cell>
          <table:table-cell office:value-type="float" office:value="32695" calcext:value-type="float">
            <text:p>32695</text:p>
          </table:table-cell>
        </table:table-row>
        <table:table-row table:style-name="ro1">
          <table:table-cell office:value-type="float" office:value="0.000567" calcext:value-type="float">
            <text:p>0.000567</text:p>
          </table:table-cell>
          <table:table-cell office:value-type="float" office:value="32766" calcext:value-type="float">
            <text:p>32766</text:p>
          </table:table-cell>
        </table:table-row>
        <table:table-row table:style-name="ro1">
          <table:table-cell office:value-type="float" office:value="0.00059" calcext:value-type="float">
            <text:p>0.00059</text:p>
          </table:table-cell>
          <table:table-cell office:value-type="float" office:value="32709" calcext:value-type="float">
            <text:p>32709</text:p>
          </table:table-cell>
        </table:table-row>
        <table:table-row table:style-name="ro1">
          <table:table-cell office:value-type="float" office:value="0.000612" calcext:value-type="float">
            <text:p>0.000612</text:p>
          </table:table-cell>
          <table:table-cell office:value-type="float" office:value="32524" calcext:value-type="float">
            <text:p>32524</text:p>
          </table:table-cell>
        </table:table-row>
        <table:table-row table:style-name="ro1">
          <table:table-cell office:value-type="float" office:value="0.000635" calcext:value-type="float">
            <text:p>0.000635</text:p>
          </table:table-cell>
          <table:table-cell office:value-type="float" office:value="32210" calcext:value-type="float">
            <text:p>32210</text:p>
          </table:table-cell>
        </table:table-row>
        <table:table-row table:style-name="ro1">
          <table:table-cell office:value-type="float" office:value="0.000658" calcext:value-type="float">
            <text:p>0.000658</text:p>
          </table:table-cell>
          <table:table-cell office:value-type="float" office:value="31770" calcext:value-type="float">
            <text:p>31770</text:p>
          </table:table-cell>
        </table:table-row>
        <table:table-row table:style-name="ro1">
          <table:table-cell office:value-type="float" office:value="0.00068" calcext:value-type="float">
            <text:p>0.00068</text:p>
          </table:table-cell>
          <table:table-cell office:value-type="float" office:value="31206" calcext:value-type="float">
            <text:p>31206</text:p>
          </table:table-cell>
        </table:table-row>
        <table:table-row table:style-name="ro1">
          <table:table-cell office:value-type="float" office:value="0.000703" calcext:value-type="float">
            <text:p>0.000703</text:p>
          </table:table-cell>
          <table:table-cell office:value-type="float" office:value="30518" calcext:value-type="float">
            <text:p>30518</text:p>
          </table:table-cell>
        </table:table-row>
        <table:table-row table:style-name="ro1">
          <table:table-cell office:value-type="float" office:value="0.000726" calcext:value-type="float">
            <text:p>0.000726</text:p>
          </table:table-cell>
          <table:table-cell office:value-type="float" office:value="29711" calcext:value-type="float">
            <text:p>29711</text:p>
          </table:table-cell>
        </table:table-row>
        <table:table-row table:style-name="ro1">
          <table:table-cell office:value-type="float" office:value="0.000748" calcext:value-type="float">
            <text:p>0.000748</text:p>
          </table:table-cell>
          <table:table-cell office:value-type="float" office:value="28787" calcext:value-type="float">
            <text:p>28787</text:p>
          </table:table-cell>
        </table:table-row>
        <table:table-row table:style-name="ro1">
          <table:table-cell office:value-type="float" office:value="0.000771" calcext:value-type="float">
            <text:p>0.000771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1">
          <table:table-cell office:value-type="float" office:value="0.000794" calcext:value-type="float">
            <text:p>0.000794</text:p>
          </table:table-cell>
          <table:table-cell office:value-type="float" office:value="26604" calcext:value-type="float">
            <text:p>26604</text:p>
          </table:table-cell>
        </table:table-row>
        <table:table-row table:style-name="ro1">
          <table:table-cell office:value-type="float" office:value="0.000816" calcext:value-type="float">
            <text:p>0.000816</text:p>
          </table:table-cell>
          <table:table-cell office:value-type="float" office:value="25354" calcext:value-type="float">
            <text:p>25354</text:p>
          </table:table-cell>
        </table:table-row>
        <table:table-row table:style-name="ro1">
          <table:table-cell office:value-type="float" office:value="0.000839" calcext:value-type="float">
            <text:p>0.000839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22559" calcext:value-type="float">
            <text:p>22559</text:p>
          </table:table-cell>
        </table:table-row>
        <table:table-row table:style-name="ro1">
          <table:table-cell office:value-type="float" office:value="0.000884" calcext:value-type="float">
            <text:p>0.000884</text:p>
          </table:table-cell>
          <table:table-cell office:value-type="float" office:value="21026" calcext:value-type="float">
            <text:p>21026</text:p>
          </table:table-cell>
        </table:table-row>
        <table:table-row table:style-name="ro1">
          <table:table-cell office:value-type="float" office:value="0.000907" calcext:value-type="float">
            <text:p>0.000907</text:p>
          </table:table-cell>
          <table:table-cell office:value-type="float" office:value="19410" calcext:value-type="float">
            <text:p>19410</text:p>
          </table:table-cell>
        </table:table-row>
        <table:table-row table:style-name="ro1">
          <table:table-cell office:value-type="float" office:value="0.00093" calcext:value-type="float">
            <text:p>0.00093</text:p>
          </table:table-cell>
          <table:table-cell office:value-type="float" office:value="17718" calcext:value-type="float">
            <text:p>17718</text:p>
          </table:table-cell>
        </table:table-row>
        <table:table-row table:style-name="ro1">
          <table:table-cell office:value-type="float" office:value="0.000952" calcext:value-type="float">
            <text:p>0.000952</text:p>
          </table:table-cell>
          <table:table-cell office:value-type="float" office:value="15957" calcext:value-type="float">
            <text:p>15957</text:p>
          </table:table-cell>
        </table:table-row>
        <table:table-row table:style-name="ro1">
          <table:table-cell office:value-type="float" office:value="0.000975" calcext:value-type="float">
            <text:p>0.000975</text:p>
          </table:table-cell>
          <table:table-cell office:value-type="float" office:value="14132" calcext:value-type="float">
            <text:p>14132</text:p>
          </table:table-cell>
        </table:table-row>
        <table:table-row table:style-name="ro1">
          <table:table-cell office:value-type="float" office:value="0.000998" calcext:value-type="float">
            <text:p>0.000998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float" office:value="0.00102" calcext:value-type="float">
            <text:p>0.00102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0.001043" calcext:value-type="float">
            <text:p>0.001043</text:p>
          </table:table-cell>
          <table:table-cell office:value-type="float" office:value="8356" calcext:value-type="float">
            <text:p>8356</text:p>
          </table:table-cell>
        </table:table-row>
        <table:table-row table:style-name="ro1">
          <table:table-cell office:value-type="float" office:value="0.001066" calcext:value-type="float">
            <text:p>0.001066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0.001088" calcext:value-type="float">
            <text:p>0.001088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0.001111" calcext:value-type="float">
            <text:p>0.001111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.001156" calcext:value-type="float">
            <text:p>0.001156</text:p>
          </table:table-cell>
          <table:table-cell office:value-type="float" office:value="-1819" calcext:value-type="float">
            <text:p>-1819</text:p>
          </table:table-cell>
        </table:table-row>
        <table:table-row table:style-name="ro1">
          <table:table-cell office:value-type="float" office:value="0.001179" calcext:value-type="float">
            <text:p>0.001179</text:p>
          </table:table-cell>
          <table:table-cell office:value-type="float" office:value="-3865" calcext:value-type="float">
            <text:p>-3865</text:p>
          </table:table-cell>
        </table:table-row>
        <table:table-row table:style-name="ro1">
          <table:table-cell office:value-type="float" office:value="0.001202" calcext:value-type="float">
            <text:p>0.001202</text:p>
          </table:table-cell>
          <table:table-cell office:value-type="float" office:value="-5896" calcext:value-type="float">
            <text:p>-5896</text:p>
          </table:table-cell>
        </table:table-row>
        <table:table-row table:style-name="ro1">
          <table:table-cell office:value-type="float" office:value="0.001224" calcext:value-type="float">
            <text:p>0.001224</text:p>
          </table:table-cell>
          <table:table-cell office:value-type="float" office:value="-7904" calcext:value-type="float">
            <text:p>-7904</text:p>
          </table:table-cell>
        </table:table-row>
        <table:table-row table:style-name="ro1">
          <table:table-cell office:value-type="float" office:value="0.001247" calcext:value-type="float">
            <text:p>0.001247</text:p>
          </table:table-cell>
          <table:table-cell office:value-type="float" office:value="-9881" calcext:value-type="float">
            <text:p>-9881</text:p>
          </table:table-cell>
        </table:table-row>
        <table:table-row table:style-name="ro1">
          <table:table-cell office:value-type="float" office:value="0.00127" calcext:value-type="float">
            <text:p>0.00127</text:p>
          </table:table-cell>
          <table:table-cell office:value-type="float" office:value="-11818" calcext:value-type="float">
            <text:p>-11818</text:p>
          </table:table-cell>
        </table:table-row>
        <table:table-row table:style-name="ro1">
          <table:table-cell office:value-type="float" office:value="0.001293" calcext:value-type="float">
            <text:p>0.001293</text:p>
          </table:table-cell>
          <table:table-cell office:value-type="float" office:value="-13710" calcext:value-type="float">
            <text:p>-13710</text:p>
          </table:table-cell>
        </table:table-row>
        <table:table-row table:style-name="ro1">
          <table:table-cell office:value-type="float" office:value="0.001315" calcext:value-type="float">
            <text:p>0.001315</text:p>
          </table:table-cell>
          <table:table-cell office:value-type="float" office:value="-15547" calcext:value-type="float">
            <text:p>-15547</text:p>
          </table:table-cell>
        </table:table-row>
        <table:table-row table:style-name="ro1">
          <table:table-cell office:value-type="float" office:value="0.001338" calcext:value-type="float">
            <text:p>0.001338</text:p>
          </table:table-cell>
          <table:table-cell office:value-type="float" office:value="-17324" calcext:value-type="float">
            <text:p>-17324</text:p>
          </table:table-cell>
        </table:table-row>
        <table:table-row table:style-name="ro1">
          <table:table-cell office:value-type="float" office:value="0.001361" calcext:value-type="float">
            <text:p>0.001361</text:p>
          </table:table-cell>
          <table:table-cell office:value-type="float" office:value="-19032" calcext:value-type="float">
            <text:p>-19032</text:p>
          </table:table-cell>
        </table:table-row>
        <table:table-row table:style-name="ro1">
          <table:table-cell office:value-type="float" office:value="0.001383" calcext:value-type="float">
            <text:p>0.001383</text:p>
          </table:table-cell>
          <table:table-cell office:value-type="float" office:value="-20666" calcext:value-type="float">
            <text:p>-20666</text:p>
          </table:table-cell>
        </table:table-row>
        <table:table-row table:style-name="ro1">
          <table:table-cell office:value-type="float" office:value="0.001406" calcext:value-type="float">
            <text:p>0.001406</text:p>
          </table:table-cell>
          <table:table-cell office:value-type="float" office:value="-22218" calcext:value-type="float">
            <text:p>-22218</text:p>
          </table:table-cell>
        </table:table-row>
        <table:table-row table:style-name="ro1">
          <table:table-cell office:value-type="float" office:value="0.001429" calcext:value-type="float">
            <text:p>0.001429</text:p>
          </table:table-cell>
          <table:table-cell office:value-type="float" office:value="-23683" calcext:value-type="float">
            <text:p>-23683</text:p>
          </table:table-cell>
        </table:table-row>
        <table:table-row table:style-name="ro1">
          <table:table-cell office:value-type="float" office:value="0.001451" calcext:value-type="float">
            <text:p>0.001451</text:p>
          </table:table-cell>
          <table:table-cell office:value-type="float" office:value="-25055" calcext:value-type="float">
            <text:p>-25055</text:p>
          </table:table-cell>
        </table:table-row>
        <table:table-row table:style-name="ro1">
          <table:table-cell office:value-type="float" office:value="0.001474" calcext:value-type="float">
            <text:p>0.001474</text:p>
          </table:table-cell>
          <table:table-cell office:value-type="float" office:value="-26329" calcext:value-type="float">
            <text:p>-26329</text:p>
          </table:table-cell>
        </table:table-row>
        <table:table-row table:style-name="ro1">
          <table:table-cell office:value-type="float" office:value="0.001497" calcext:value-type="float">
            <text:p>0.001497</text:p>
          </table:table-cell>
          <table:table-cell office:value-type="float" office:value="-27499" calcext:value-type="float">
            <text:p>-27499</text:p>
          </table:table-cell>
        </table:table-row>
        <table:table-row table:style-name="ro1">
          <table:table-cell office:value-type="float" office:value="0.001519" calcext:value-type="float">
            <text:p>0.001519</text:p>
          </table:table-cell>
          <table:table-cell office:value-type="float" office:value="-28561" calcext:value-type="float">
            <text:p>-28561</text:p>
          </table:table-cell>
        </table:table-row>
        <table:table-row table:style-name="ro1">
          <table:table-cell office:value-type="float" office:value="0.001542" calcext:value-type="float">
            <text:p>0.001542</text:p>
          </table:table-cell>
          <table:table-cell office:value-type="float" office:value="-29511" calcext:value-type="float">
            <text:p>-29511</text:p>
          </table:table-cell>
        </table:table-row>
        <table:table-row table:style-name="ro1">
          <table:table-cell office:value-type="float" office:value="0.001565" calcext:value-type="float">
            <text:p>0.001565</text:p>
          </table:table-cell>
          <table:table-cell office:value-type="float" office:value="-30345" calcext:value-type="float">
            <text:p>-30345</text:p>
          </table:table-cell>
        </table:table-row>
        <table:table-row table:style-name="ro1">
          <table:table-cell office:value-type="float" office:value="0.001587" calcext:value-type="float">
            <text:p>0.001587</text:p>
          </table:table-cell>
          <table:table-cell office:value-type="float" office:value="-31060" calcext:value-type="float">
            <text:p>-31060</text:p>
          </table:table-cell>
        </table:table-row>
        <table:table-row table:style-name="ro1">
          <table:table-cell office:value-type="float" office:value="0.00161" calcext:value-type="float">
            <text:p>0.00161</text:p>
          </table:table-cell>
          <table:table-cell office:value-type="float" office:value="-31653" calcext:value-type="float">
            <text:p>-31653</text:p>
          </table:table-cell>
        </table:table-row>
        <table:table-row table:style-name="ro1">
          <table:table-cell office:value-type="float" office:value="0.001633" calcext:value-type="float">
            <text:p>0.001633</text:p>
          </table:table-cell>
          <table:table-cell office:value-type="float" office:value="-32121" calcext:value-type="float">
            <text:p>-32121</text:p>
          </table:table-cell>
        </table:table-row>
        <table:table-row table:style-name="ro1">
          <table:table-cell office:value-type="float" office:value="0.001655" calcext:value-type="float">
            <text:p>0.001655</text:p>
          </table:table-cell>
          <table:table-cell office:value-type="float" office:value="-32464" calcext:value-type="float">
            <text:p>-32464</text:p>
          </table:table-cell>
        </table:table-row>
        <table:table-row table:style-name="ro1">
          <table:table-cell office:value-type="float" office:value="0.001678" calcext:value-type="float">
            <text:p>0.001678</text:p>
          </table:table-cell>
          <table:table-cell office:value-type="float" office:value="-32678" calcext:value-type="float">
            <text:p>-32678</text:p>
          </table:table-cell>
        </table:table-row>
        <table:table-row table:style-name="ro1">
          <table:table-cell office:value-type="float" office:value="0.001701" calcext:value-type="float">
            <text:p>0.001701</text:p>
          </table:table-cell>
          <table:table-cell office:value-type="float" office:value="-32765" calcext:value-type="float">
            <text:p>-32765</text:p>
          </table:table-cell>
        </table:table-row>
        <table:table-row table:style-name="ro1">
          <table:table-cell office:value-type="float" office:value="0.001723" calcext:value-type="float">
            <text:p>0.001723</text:p>
          </table:table-cell>
          <table:table-cell office:value-type="float" office:value="-32722" calcext:value-type="float">
            <text:p>-32722</text:p>
          </table:table-cell>
        </table:table-row>
        <table:table-row table:style-name="ro1">
          <table:table-cell office:value-type="float" office:value="0.001746" calcext:value-type="float">
            <text:p>0.001746</text:p>
          </table:table-cell>
          <table:table-cell office:value-type="float" office:value="-32551" calcext:value-type="float">
            <text:p>-32551</text:p>
          </table:table-cell>
        </table:table-row>
        <table:table-row table:style-name="ro1">
          <table:table-cell office:value-type="float" office:value="0.001769" calcext:value-type="float">
            <text:p>0.001769</text:p>
          </table:table-cell>
          <table:table-cell office:value-type="float" office:value="-32252" calcext:value-type="float">
            <text:p>-32252</text:p>
          </table:table-cell>
        </table:table-row>
        <table:table-row table:style-name="ro1">
          <table:table-cell office:value-type="float" office:value="0.001791" calcext:value-type="float">
            <text:p>0.001791</text:p>
          </table:table-cell>
          <table:table-cell office:value-type="float" office:value="-31827" calcext:value-type="float">
            <text:p>-31827</text:p>
          </table:table-cell>
        </table:table-row>
        <table:table-row table:style-name="ro1">
          <table:table-cell office:value-type="float" office:value="0.001814" calcext:value-type="float">
            <text:p>0.001814</text:p>
          </table:table-cell>
          <table:table-cell office:value-type="float" office:value="-31276" calcext:value-type="float">
            <text:p>-31276</text:p>
          </table:table-cell>
        </table:table-row>
        <table:table-row table:style-name="ro1">
          <table:table-cell office:value-type="float" office:value="0.001837" calcext:value-type="float">
            <text:p>0.001837</text:p>
          </table:table-cell>
          <table:table-cell office:value-type="float" office:value="-30603" calcext:value-type="float">
            <text:p>-30603</text:p>
          </table:table-cell>
        </table:table-row>
        <table:table-row table:style-name="ro1">
          <table:table-cell office:value-type="float" office:value="0.001859" calcext:value-type="float">
            <text:p>0.001859</text:p>
          </table:table-cell>
          <table:table-cell office:value-type="float" office:value="-29809" calcext:value-type="float">
            <text:p>-29809</text:p>
          </table:table-cell>
        </table:table-row>
        <table:table-row table:style-name="ro1">
          <table:table-cell office:value-type="float" office:value="0.001882" calcext:value-type="float">
            <text:p>0.001882</text:p>
          </table:table-cell>
          <table:table-cell office:value-type="float" office:value="-28898" calcext:value-type="float">
            <text:p>-28898</text:p>
          </table:table-cell>
        </table:table-row>
        <table:table-row table:style-name="ro1">
          <table:table-cell office:value-type="float" office:value="0.001905" calcext:value-type="float">
            <text:p>0.001905</text:p>
          </table:table-cell>
          <table:table-cell office:value-type="float" office:value="-27874" calcext:value-type="float">
            <text:p>-27874</text:p>
          </table:table-cell>
        </table:table-row>
        <table:table-row table:style-name="ro1">
          <table:table-cell office:value-type="float" office:value="0.001927" calcext:value-type="float">
            <text:p>0.001927</text:p>
          </table:table-cell>
          <table:table-cell office:value-type="float" office:value="-26740" calcext:value-type="float">
            <text:p>-26740</text:p>
          </table:table-cell>
        </table:table-row>
        <table:table-row table:style-name="ro1">
          <table:table-cell office:value-type="float" office:value="0.00195" calcext:value-type="float">
            <text:p>0.00195</text:p>
          </table:table-cell>
          <table:table-cell office:value-type="float" office:value="-25501" calcext:value-type="float">
            <text:p>-25501</text:p>
          </table:table-cell>
        </table:table-row>
        <table:table-row table:style-name="ro1">
          <table:table-cell office:value-type="float" office:value="0.001973" calcext:value-type="float">
            <text:p>0.001973</text:p>
          </table:table-cell>
          <table:table-cell office:value-type="float" office:value="-24162" calcext:value-type="float">
            <text:p>-24162</text:p>
          </table:table-cell>
        </table:table-row>
        <table:table-row table:style-name="ro1">
          <table:table-cell office:value-type="float" office:value="0.001995" calcext:value-type="float">
            <text:p>0.001995</text:p>
          </table:table-cell>
          <table:table-cell office:value-type="float" office:value="-22728" calcext:value-type="float">
            <text:p>-22728</text:p>
          </table:table-cell>
        </table:table-row>
        <table:table-row table:style-name="ro1">
          <table:table-cell office:value-type="float" office:value="0.002018" calcext:value-type="float">
            <text:p>0.002018</text:p>
          </table:table-cell>
          <table:table-cell office:value-type="float" office:value="-21204" calcext:value-type="float">
            <text:p>-21204</text:p>
          </table:table-cell>
        </table:table-row>
        <table:table-row table:style-name="ro1">
          <table:table-cell office:value-type="float" office:value="0.002041" calcext:value-type="float">
            <text:p>0.002041</text:p>
          </table:table-cell>
          <table:table-cell office:value-type="float" office:value="-19598" calcext:value-type="float">
            <text:p>-19598</text:p>
          </table:table-cell>
        </table:table-row>
        <table:table-row table:style-name="ro1">
          <table:table-cell office:value-type="float" office:value="0.002063" calcext:value-type="float">
            <text:p>0.002063</text:p>
          </table:table-cell>
          <table:table-cell office:value-type="float" office:value="-17914" calcext:value-type="float">
            <text:p>-17914</text:p>
          </table:table-cell>
        </table:table-row>
        <table:table-row table:style-name="ro1">
          <table:table-cell office:value-type="float" office:value="0.002086" calcext:value-type="float">
            <text:p>0.002086</text:p>
          </table:table-cell>
          <table:table-cell office:value-type="float" office:value="-16160" calcext:value-type="float">
            <text:p>-16160</text:p>
          </table:table-cell>
        </table:table-row>
        <table:table-row table:style-name="ro1">
          <table:table-cell office:value-type="float" office:value="0.002109" calcext:value-type="float">
            <text:p>0.002109</text:p>
          </table:table-cell>
          <table:table-cell office:value-type="float" office:value="-14343" calcext:value-type="float">
            <text:p>-14343</text:p>
          </table:table-cell>
        </table:table-row>
        <table:table-row table:style-name="ro1">
          <table:table-cell office:value-type="float" office:value="0.002132" calcext:value-type="float">
            <text:p>0.002132</text:p>
          </table:table-cell>
          <table:table-cell office:value-type="float" office:value="-12469" calcext:value-type="float">
            <text:p>-12469</text:p>
          </table:table-cell>
        </table:table-row>
        <table:table-row table:style-name="ro1">
          <table:table-cell office:value-type="float" office:value="0.002154" calcext:value-type="float">
            <text:p>0.002154</text:p>
          </table:table-cell>
          <table:table-cell office:value-type="float" office:value="-10546" calcext:value-type="float">
            <text:p>-10546</text:p>
          </table:table-cell>
        </table:table-row>
        <table:table-row table:style-name="ro1">
          <table:table-cell office:value-type="float" office:value="0.002177" calcext:value-type="float">
            <text:p>0.002177</text:p>
          </table:table-cell>
          <table:table-cell office:value-type="float" office:value="-8582" calcext:value-type="float">
            <text:p>-8582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-6584" calcext:value-type="float">
            <text:p>-6584</text:p>
          </table:table-cell>
        </table:table-row>
        <table:table-row table:style-name="ro1">
          <table:table-cell office:value-type="float" office:value="0.002222" calcext:value-type="float">
            <text:p>0.002222</text:p>
          </table:table-cell>
          <table:table-cell office:value-type="float" office:value="-4560" calcext:value-type="float">
            <text:p>-4560</text:p>
          </table:table-cell>
        </table:table-row>
        <table:table-row table:style-name="ro1">
          <table:table-cell office:value-type="float" office:value="0.002245" calcext:value-type="float">
            <text:p>0.002245</text:p>
          </table:table-cell>
          <table:table-cell office:value-type="float" office:value="-2518" calcext:value-type="float">
            <text:p>-2518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466" calcext:value-type="float">
            <text:p>-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4T10:14:37.954000000</dc:date>
    <meta:editing-duration>PT1M45S</meta:editing-duration>
    <meta:editing-cycles>1</meta:editing-cycles>
    <meta:document-statistic meta:table-count="1" meta:cell-count="204" meta:object-count="1"/>
    <meta:generator>LibreOffice/24.8.4.2$Windows_X86_64 LibreOffice_project/bb3cfa12c7b1bf994ecc5649a80400d06cd7100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86cm" svg:height="20.906cm" xlink:href=".." xlink:type="simple" chart:class="chart:line" chart:style-name="ch1">
        <chart:legend chart:legend-position="end" svg:x="33.64cm" svg:y="9.905cm" style:legend-expansion="high" chart:style-name="ch2"/>
        <chart:plot-area chart:style-name="ch3" table:cell-range-address="note_a4_wave.A1:note_a4_wave.B102" chart:data-source-has-labels="row" svg:x="0.717cm" svg:y="0.418cm" svg:width="32.206cm" svg:height="20.07cm">
          <chart:coordinate-region svg:x="2.039cm" svg:y="0.617cm" svg:width="30.743cm" svg:height="19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te_a4_wave.A2:note_a4_wave.A102" chart:label-cell-address="note_a4_wave.A1:note_a4_wave.A1" chart:class="chart:line">
            <chart:data-point chart:repeated="101"/>
          </chart:series>
          <chart:series chart:style-name="ch7" chart:values-cell-range-address="note_a4_wave.B2:note_a4_wave.B102" chart:label-cell-address="note_a4_wave.B1:note_a4_wave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note_a4_wave.A1:note_a4_wave.A1</svg:desc>
                </draw:g>
              </table:table-cell>
              <table:table-cell office:value-type="string">
                <text:p>amplitude</text:p>
                <draw:g>
                  <svg:desc>note_a4_wave.B1:note_a4_wav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te_a4_wave.A2:note_a4_wave.A102</svg:desc>
                </draw:g>
              </table:table-cell>
              <table:table-cell office:value-type="float" office:value="0">
                <text:p>0</text:p>
                <draw:g>
                  <svg:desc>note_a4_wave.B2:note_a4_wave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3">
                <text:p>0.00002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5">
                <text:p>0.000045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68">
                <text:p>0.000068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1">
                <text:p>0.000091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3">
                <text:p>0.000113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36">
                <text:p>0.000136</text:p>
              </table:table-cell>
              <table:table-cell office:value-type="float" office:value="12036">
                <text:p>12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59">
                <text:p>0.000159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81">
                <text:p>0.000181</text:p>
              </table:table-cell>
              <table:table-cell office:value-type="float" office:value="15752">
                <text:p>15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04">
                <text:p>0.000204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27">
                <text:p>0.000227</text:p>
              </table:table-cell>
              <table:table-cell office:value-type="float" office:value="19222">
                <text:p>19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49">
                <text:p>0.000249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72">
                <text:p>0.000272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5">
                <text:p>0.000295</text:p>
              </table:table-cell>
              <table:table-cell office:value-type="float" office:value="23844">
                <text:p>23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17">
                <text:p>0.000317</text:p>
              </table:table-cell>
              <table:table-cell office:value-type="float" office:value="25205">
                <text:p>25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4">
                <text:p>0.00034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63">
                <text:p>0.000363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85">
                <text:p>0.000385</text:p>
              </table:table-cell>
              <table:table-cell office:value-type="float" office:value="28675">
                <text:p>28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08">
                <text:p>0.000408</text:p>
              </table:table-cell>
              <table:table-cell office:value-type="float" office:value="29612">
                <text:p>29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31">
                <text:p>0.000431</text:p>
              </table:table-cell>
              <table:table-cell office:value-type="float" office:value="30433">
                <text:p>30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54">
                <text:p>0.000454</text:p>
              </table:table-cell>
              <table:table-cell office:value-type="float" office:value="31134">
                <text:p>31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76">
                <text:p>0.000476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99">
                <text:p>0.000499</text:p>
              </table:table-cell>
              <table:table-cell office:value-type="float" office:value="32167">
                <text:p>32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522">
                <text:p>0.000522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44">
                <text:p>0.000544</text:p>
              </table:table-cell>
              <table:table-cell office:value-type="float" office:value="32695">
                <text:p>32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67">
                <text:p>0.000567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9">
                <text:p>0.00059</text:p>
              </table:table-cell>
              <table:table-cell office:value-type="float" office:value="32709">
                <text:p>32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12">
                <text:p>0.000612</text:p>
              </table:table-cell>
              <table:table-cell office:value-type="float" office:value="32524">
                <text:p>3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635">
                <text:p>0.000635</text:p>
              </table:table-cell>
              <table:table-cell office:value-type="float" office:value="32210">
                <text:p>32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58">
                <text:p>0.000658</text:p>
              </table:table-cell>
              <table:table-cell office:value-type="float" office:value="31770">
                <text:p>31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8">
                <text:p>0.00068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703">
                <text:p>0.000703</text:p>
              </table:table-cell>
              <table:table-cell office:value-type="float" office:value="30518">
                <text:p>30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726">
                <text:p>0.000726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748">
                <text:p>0.000748</text:p>
              </table:table-cell>
              <table:table-cell office:value-type="float" office:value="28787">
                <text:p>28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771">
                <text:p>0.000771</text:p>
              </table:table-cell>
              <table:table-cell office:value-type="float" office:value="27750">
                <text:p>27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94">
                <text:p>0.000794</text:p>
              </table:table-cell>
              <table:table-cell office:value-type="float" office:value="26604">
                <text:p>26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816">
                <text:p>0.000816</text:p>
              </table:table-cell>
              <table:table-cell office:value-type="float" office:value="25354">
                <text:p>25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839">
                <text:p>0.000839</text:p>
              </table:table-cell>
              <table:table-cell office:value-type="float" office:value="24004">
                <text:p>24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862">
                <text:p>0.000862</text:p>
              </table:table-cell>
              <table:table-cell office:value-type="float" office:value="22559">
                <text:p>22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884">
                <text:p>0.000884</text:p>
              </table:table-cell>
              <table:table-cell office:value-type="float" office:value="21026">
                <text:p>21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07">
                <text:p>0.000907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3">
                <text:p>0.00093</text:p>
              </table:table-cell>
              <table:table-cell office:value-type="float" office:value="17718">
                <text:p>17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52">
                <text:p>0.000952</text:p>
              </table:table-cell>
              <table:table-cell office:value-type="float" office:value="15957">
                <text:p>15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75">
                <text:p>0.000975</text:p>
              </table:table-cell>
              <table:table-cell office:value-type="float" office:value="14132">
                <text:p>14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998">
                <text:p>0.000998</text:p>
              </table:table-cell>
              <table:table-cell office:value-type="float" office:value="12253">
                <text:p>12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02">
                <text:p>0.00102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043">
                <text:p>0.001043</text:p>
              </table:table-cell>
              <table:table-cell office:value-type="float" office:value="8356">
                <text:p>8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66">
                <text:p>0.001066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088">
                <text:p>0.001088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11">
                <text:p>0.001111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134">
                <text:p>0.0011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56">
                <text:p>0.001156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179">
                <text:p>0.001179</text:p>
              </table:table-cell>
              <table:table-cell office:value-type="float" office:value="-3865">
                <text:p>-3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02">
                <text:p>0.001202</text:p>
              </table:table-cell>
              <table:table-cell office:value-type="float" office:value="-5896">
                <text:p>-5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224">
                <text:p>0.001224</text:p>
              </table:table-cell>
              <table:table-cell office:value-type="float" office:value="-7904">
                <text:p>-7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247">
                <text:p>0.001247</text:p>
              </table:table-cell>
              <table:table-cell office:value-type="float" office:value="-9881">
                <text:p>-9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27">
                <text:p>0.00127</text:p>
              </table:table-cell>
              <table:table-cell office:value-type="float" office:value="-11818">
                <text:p>-1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293">
                <text:p>0.001293</text:p>
              </table:table-cell>
              <table:table-cell office:value-type="float" office:value="-13710">
                <text:p>-137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315">
                <text:p>0.001315</text:p>
              </table:table-cell>
              <table:table-cell office:value-type="float" office:value="-15547">
                <text:p>-15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338">
                <text:p>0.001338</text:p>
              </table:table-cell>
              <table:table-cell office:value-type="float" office:value="-17324">
                <text:p>-173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61">
                <text:p>0.001361</text:p>
              </table:table-cell>
              <table:table-cell office:value-type="float" office:value="-19032">
                <text:p>-19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383">
                <text:p>0.001383</text:p>
              </table:table-cell>
              <table:table-cell office:value-type="float" office:value="-20666">
                <text:p>-20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406">
                <text:p>0.001406</text:p>
              </table:table-cell>
              <table:table-cell office:value-type="float" office:value="-22218">
                <text:p>-22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29">
                <text:p>0.001429</text:p>
              </table:table-cell>
              <table:table-cell office:value-type="float" office:value="-23683">
                <text:p>-23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51">
                <text:p>0.001451</text:p>
              </table:table-cell>
              <table:table-cell office:value-type="float" office:value="-25055">
                <text:p>-25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74">
                <text:p>0.001474</text:p>
              </table:table-cell>
              <table:table-cell office:value-type="float" office:value="-26329">
                <text:p>-26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97">
                <text:p>0.001497</text:p>
              </table:table-cell>
              <table:table-cell office:value-type="float" office:value="-27499">
                <text:p>-27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519">
                <text:p>0.001519</text:p>
              </table:table-cell>
              <table:table-cell office:value-type="float" office:value="-28561">
                <text:p>-28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542">
                <text:p>0.001542</text:p>
              </table:table-cell>
              <table:table-cell office:value-type="float" office:value="-29511">
                <text:p>-29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565">
                <text:p>0.001565</text:p>
              </table:table-cell>
              <table:table-cell office:value-type="float" office:value="-30345">
                <text:p>-30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587">
                <text:p>0.001587</text:p>
              </table:table-cell>
              <table:table-cell office:value-type="float" office:value="-31060">
                <text:p>-310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61">
                <text:p>0.00161</text:p>
              </table:table-cell>
              <table:table-cell office:value-type="float" office:value="-31653">
                <text:p>-31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633">
                <text:p>0.001633</text:p>
              </table:table-cell>
              <table:table-cell office:value-type="float" office:value="-32121">
                <text:p>-32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655">
                <text:p>0.001655</text:p>
              </table:table-cell>
              <table:table-cell office:value-type="float" office:value="-32464">
                <text:p>-32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678">
                <text:p>0.001678</text:p>
              </table:table-cell>
              <table:table-cell office:value-type="float" office:value="-32678">
                <text:p>-32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701">
                <text:p>0.001701</text:p>
              </table:table-cell>
              <table:table-cell office:value-type="float" office:value="-32765">
                <text:p>-32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723">
                <text:p>0.001723</text:p>
              </table:table-cell>
              <table:table-cell office:value-type="float" office:value="-32722">
                <text:p>-32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746">
                <text:p>0.001746</text:p>
              </table:table-cell>
              <table:table-cell office:value-type="float" office:value="-32551">
                <text:p>-32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769">
                <text:p>0.001769</text:p>
              </table:table-cell>
              <table:table-cell office:value-type="float" office:value="-32252">
                <text:p>-32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791">
                <text:p>0.001791</text:p>
              </table:table-cell>
              <table:table-cell office:value-type="float" office:value="-31827">
                <text:p>-318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814">
                <text:p>0.001814</text:p>
              </table:table-cell>
              <table:table-cell office:value-type="float" office:value="-31276">
                <text:p>-31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837">
                <text:p>0.001837</text:p>
              </table:table-cell>
              <table:table-cell office:value-type="float" office:value="-30603">
                <text:p>-30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859">
                <text:p>0.001859</text:p>
              </table:table-cell>
              <table:table-cell office:value-type="float" office:value="-29809">
                <text:p>-29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82">
                <text:p>0.001882</text:p>
              </table:table-cell>
              <table:table-cell office:value-type="float" office:value="-28898">
                <text:p>-28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05">
                <text:p>0.001905</text:p>
              </table:table-cell>
              <table:table-cell office:value-type="float" office:value="-27874">
                <text:p>-27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927">
                <text:p>0.001927</text:p>
              </table:table-cell>
              <table:table-cell office:value-type="float" office:value="-26740">
                <text:p>-267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5">
                <text:p>0.00195</text:p>
              </table:table-cell>
              <table:table-cell office:value-type="float" office:value="-25501">
                <text:p>-25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973">
                <text:p>0.001973</text:p>
              </table:table-cell>
              <table:table-cell office:value-type="float" office:value="-24162">
                <text:p>-241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995">
                <text:p>0.001995</text:p>
              </table:table-cell>
              <table:table-cell office:value-type="float" office:value="-22728">
                <text:p>-22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018">
                <text:p>0.002018</text:p>
              </table:table-cell>
              <table:table-cell office:value-type="float" office:value="-21204">
                <text:p>-21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041">
                <text:p>0.002041</text:p>
              </table:table-cell>
              <table:table-cell office:value-type="float" office:value="-19598">
                <text:p>-195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063">
                <text:p>0.002063</text:p>
              </table:table-cell>
              <table:table-cell office:value-type="float" office:value="-17914">
                <text:p>-17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086">
                <text:p>0.002086</text:p>
              </table:table-cell>
              <table:table-cell office:value-type="float" office:value="-16160">
                <text:p>-161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109">
                <text:p>0.002109</text:p>
              </table:table-cell>
              <table:table-cell office:value-type="float" office:value="-14343">
                <text:p>-143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132">
                <text:p>0.002132</text:p>
              </table:table-cell>
              <table:table-cell office:value-type="float" office:value="-12469">
                <text:p>-12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154">
                <text:p>0.002154</text:p>
              </table:table-cell>
              <table:table-cell office:value-type="float" office:value="-10546">
                <text:p>-10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177">
                <text:p>0.002177</text:p>
              </table:table-cell>
              <table:table-cell office:value-type="float" office:value="-8582">
                <text:p>-85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">
                <text:p>0.0022</text:p>
              </table:table-cell>
              <table:table-cell office:value-type="float" office:value="-6584">
                <text:p>-65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222">
                <text:p>0.002222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245">
                <text:p>0.002245</text:p>
              </table:table-cell>
              <table:table-cell office:value-type="float" office:value="-2518">
                <text:p>-2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268">
                <text:p>0.002268</text:p>
              </table:table-cell>
              <table:table-cell office:value-type="float" office:value="-466">
                <text:p>-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